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7e95" officeooo:paragraph-rsid="000c7e95"/>
    </style:style>
    <style:style style:name="P2" style:family="paragraph" style:parent-style-name="Standard">
      <style:paragraph-properties fo:text-align="center" style:justify-single-word="false"/>
      <style:text-properties officeooo:rsid="000c7e95" officeooo:paragraph-rsid="000c7e95"/>
    </style:style>
    <style:style style:name="P3" style:family="paragraph" style:parent-style-name="Standard">
      <style:paragraph-properties fo:text-align="center" style:justify-single-word="false"/>
      <style:text-properties officeooo:rsid="000c7e95" officeooo:paragraph-rsid="000caa95"/>
    </style:style>
    <style:style style:name="P4" style:family="paragraph">
      <style:paragraph-properties fo:text-align="center"/>
    </style: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</text:p>
      <text:p text:style-name="P2">Pourquoi ca ne marche pas ?</text:p>
      <text:p text:style-name="P2"><draw:custom-shape text:anchor-type="paragraph" draw:z-index="0" draw:style-name="gr1" svg:width="0.636cm" svg:height="0.874cm" svg:x="8.142cm" svg:y="0.0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></text:p>
      <text:p text:style-name="P2">Diagnostic (msg d'erreurs, console... outils developpeurs</text:p>
      <text:p text:style-name="P2">outils de debuggage (dev-tools..)</text:p>
      <text:p text:style-name="P2"/>
      <text:p text:style-name="P2"><draw:custom-shape text:anchor-type="paragraph" draw:z-index="1" draw:style-name="gr1" svg:width="0.636cm" svg:height="0.874cm" svg:x="8.142cm" svg:y="0.0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/>
      <text:p text:style-name="P2"><draw:custom-shape text:anchor-type="paragraph" draw:z-index="7" draw:style-name="gr2" draw:text-style-name="P4" svg:width="1.668cm" svg:height="2.17cm" svg:x="1.446cm" svg:y="0.33cm"><text:p/><draw:enhanced-geometry svg:viewBox="0 0 21600 21600" draw:mirror-horizontal="true" draw:text-areas="?f2 ?f7 ?f1 ?f1 ?f7 ?f2 ?f1 ?f1" draw:type="mso-spt89" draw:modifiers="10062 18378 6098" draw:enhanced-path="M 0 ?f5 L ?f2 ?f0 ?f2 ?f7 ?f7 ?f7 ?f7 ?f2 ?f0 ?f2 ?f5 0 21600 ?f2 ?f1 ?f2 ?f1 ?f1 ?f2 ?f1 ?f2 21600 Z N"><draw:equation draw:name="f0" draw:formula="$0 "/><draw:equation draw:name="f1" draw:formula="$1 "/><draw:equation draw:name="f2" draw:formula="$2 "/><draw:equation draw:name="f3" draw:formula="21600-$0 "/><draw:equation draw:name="f4" draw:formula="?f3 /2"/><draw:equation draw:name="f5" draw:formula="$0 +?f4 "/><draw:equation draw:name="f6" draw:formula="21600-$1 "/><draw:equation draw:name="f7" draw:formula="$0 +?f6 "/><draw:equation draw:name="f8" draw:formula="21600-?f6 "/><draw:equation draw:name="f9" draw:formula="?f8 -?f6 "/><draw:handle draw:handle-position="$1 $2" draw:handle-range-x-minimum="?f5" draw:handle-range-x-maximum="21600" draw:handle-range-y-minimum="0" draw:handle-range-y-maximum="$0"/><draw:handle draw:handle-position="$0 top" draw:handle-range-x-minimum="$2" draw:handle-range-x-maximum="?f9"/></draw:enhanced-geometry></draw:custom-shape>Feedback de la machine qu'on passe en recherche sur google</text:p>
      <text:p text:style-name="P2"><draw:custom-shape text:anchor-type="paragraph" draw:z-index="2" draw:style-name="gr1" svg:width="0.636cm" svg:height="0.874cm" svg:x="8.142cm" svg:y="0.0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/>
      <text:p text:style-name="P2"/>
      <text:p text:style-name="P3">Reformulation du pb pour isoler le pb <text:s/></text:p>
      <text:p text:style-name="P2"/>
      <text:p text:style-name="P2"><draw:custom-shape text:anchor-type="paragraph" draw:z-index="3" draw:style-name="gr1" svg:width="0.636cm" svg:height="0.874cm" svg:x="8.142cm" svg:y="0.0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/>
      <text:p text:style-name="P2"><draw:custom-shape text:anchor-type="paragraph" draw:z-index="4" draw:style-name="gr1" svg:width="0.636cm" svg:height="0.874cm" svg:x="11.529cm" svg:y="0.4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Représentation plus fine du pb</text:p>
      <text:p text:style-name="P2"><draw:custom-shape text:anchor-type="paragraph" draw:z-index="5" draw:style-name="gr1" svg:width="0.636cm" svg:height="0.874cm" svg:x="8.142cm" svg:y="0.0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/>
      <text:p text:style-name="P2"/>
      <text:p text:style-name="P2">Demander aux collègues</text:p>
      <text:p text:style-name="P2"><draw:custom-shape text:anchor-type="paragraph" draw:z-index="6" draw:style-name="gr1" svg:width="0.636cm" svg:height="0.874cm" svg:x="8.142cm" svg:y="0.0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/>
      <text:p text:style-name="P2"/>
      <text:p text:style-name="P2">Aller voir un Senior</text:p>
      <text:p text:style-name="P1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3:01:09.405253955</meta:creation-date>
    <dc:date>2015-12-03T13:29:57.290137095</dc:date>
    <meta:editing-duration>PT13M27S</meta:editing-duration>
    <meta:editing-cycles>1</meta:editing-cycles>
    <meta:document-statistic meta:table-count="0" meta:image-count="0" meta:object-count="0" meta:page-count="1" meta:paragraph-count="11" meta:word-count="45" meta:character-count="296" meta:non-whitespace-character-count="247"/>
    <meta:generator>LibreOffice/4.2.8.2$Linux_X86_64 LibreOffice_project/420m0$Build-2</meta:generator>
  </office:meta>
</office:document-meta>
</file>